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ooc:=17.494+0.678" office:value-type="float" office:value="18.172">
            <text:p>18.17</text:p>
          </table:table-cell>
          <table:table-cell table:formula="oooc:=13.058+0.678" office:value-type="float" office:value="13.736">
            <text:p>13.74</text:p>
          </table:table-cell>
          <table:table-cell table:formula="oooc:=14.382+0.678" office:value-type="float" office:value="15.06">
            <text:p>15.06</text:p>
          </table:table-cell>
          <table:table-cell table:formula="oooc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ooc:=3520+180" office:value-type="float" office:value="3700">
            <text:p>3700</text:p>
          </table:table-cell>
          <table:table-cell table:formula="oooc:=[.B5]" office:value-type="float" office:value="3700">
            <text:p>3700</text:p>
          </table:table-cell>
          <table:table-cell table:formula="oooc:=3520+180" office:value-type="float" office:value="3700">
            <text:p>3700</text:p>
          </table:table-cell>
          <table:table-cell table:formula="oooc:=[.D5]" office:value-type="float" office:value="3700">
            <text:p>3700</text:p>
          </table:table-cell>
          <table:table-cell table:formula="oooc:=[.E5]" office:value-type="float" office:value="3700">
            <text:p>3700</text:p>
          </table:table-cell>
          <table:table-cell table:formula="oooc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ooc:=[.B5]+[.B7]*[.B4]" office:value-type="float" office:value="49130">
            <text:p>49130</text:p>
          </table:table-cell>
          <table:table-cell table:formula="oooc:=[.C5]+[.C7]*[.C4]" office:value-type="float" office:value="72380">
            <text:p>72380</text:p>
          </table:table-cell>
          <table:table-cell table:formula="oooc:=[.D5]+[.D7]*[.D4]" office:value-type="float" office:value="41350">
            <text:p>41350</text:p>
          </table:table-cell>
          <table:table-cell table:formula="oooc:=[.E5]+[.E7]*[.E4]" office:value-type="float" office:value="64890">
            <text:p>64890</text:p>
          </table:table-cell>
          <table:table-cell table:formula="oooc:=[.F5]+[.F7]*[.F4]" office:value-type="float" office:value="30540">
            <text:p>30540</text:p>
          </table:table-cell>
          <table:table-cell table:formula="oooc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ooc:=[.B9]/[.B7]" office:value-type="float" office:value="19.652">
            <text:p>19.65</text:p>
          </table:table-cell>
          <table:table-cell table:formula="oooc:=[.C9]/[.C7]" office:value-type="float" office:value="14.476">
            <text:p>14.48</text:p>
          </table:table-cell>
          <table:table-cell table:formula="oooc:=[.D9]/[.D7]" office:value-type="float" office:value="16.54">
            <text:p>16.54</text:p>
          </table:table-cell>
          <table:table-cell table:formula="oooc:=[.E9]/[.E7]" office:value-type="float" office:value="12.978">
            <text:p>12.98</text:p>
          </table:table-cell>
          <table:table-cell table:formula="oooc:=[.F9]/[.F7]" office:value-type="float" office:value="12.216">
            <text:p>12.22</text:p>
          </table:table-cell>
          <table:table-cell table:formula="oooc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ooc:=[.B9]/[.B11]" office:value-type="float" office:value="2339.52380952381">
            <text:p>2339.52</text:p>
          </table:table-cell>
          <table:table-cell table:formula="oooc:=[.C9]/[.C11]" office:value-type="float" office:value="4991.72413793103">
            <text:p>4991.72</text:p>
          </table:table-cell>
          <table:table-cell table:formula="oooc:=[.D9]/[.D11]" office:value-type="float" office:value="1969.04761904762">
            <text:p>1969.05</text:p>
          </table:table-cell>
          <table:table-cell table:formula="oooc:=[.E9]/[.E11]" office:value-type="float" office:value="4475.1724137931">
            <text:p>4475.17</text:p>
          </table:table-cell>
          <table:table-cell table:formula="oooc:=[.F9]/[.F11]" office:value-type="float" office:value="1908.75">
            <text:p>1908.75</text:p>
          </table:table-cell>
          <table:table-cell table:formula="oooc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ooc:=[.D2]-[.C2]" office:value-type="float" office:value="137">
            <text:p>137</text:p>
          </table:table-cell>
          <table:table-cell table:formula="oooc:=COUNT([.A9:.A285])" office:value-type="float" office:value="140">
            <text:p>140</text:p>
          </table:table-cell>
          <table:table-cell table:formula="oooc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ooc:=[.D3]-[.C3]" office:value-type="float" office:value="6">
            <text:p>6</text:p>
          </table:table-cell>
          <table:table-cell table:number-matrix-columns-spanned="1" table:number-matrix-rows-spanned="1" table:formula="oooc:=SUM(IF([.D9:.D285]*[.A9:.A285]=1;1;0))" office:value-type="float" office:value="10">
            <text:p>10</text:p>
          </table:table-cell>
          <table:table-cell table:number-matrix-columns-spanned="1" table:number-matrix-rows-spanned="1" table:formula="oooc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ooc:=[.D4]-[.C4]" office:value-type="float" office:value="15">
            <text:p>15</text:p>
          </table:table-cell>
          <table:table-cell table:number-matrix-columns-spanned="1" table:number-matrix-rows-spanned="1" table:formula="oooc:=SUM(IF([.D9:.D285]*[.A9:.A285]=2;1;0))" office:value-type="float" office:value="22">
            <text:p>22</text:p>
          </table:table-cell>
          <table:table-cell table:number-matrix-columns-spanned="1" table:number-matrix-rows-spanned="1" table:formula="oooc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ooc:=[.D5]-[.C5]" office:value-type="float" office:value="96">
            <text:p>96</text:p>
          </table:table-cell>
          <table:table-cell table:number-matrix-columns-spanned="1" table:number-matrix-rows-spanned="1" table:formula="oooc:=SUM(IF([.D9:.D285]*[.A9:.A285]=3;1;0))" office:value-type="float" office:value="85">
            <text:p>85</text:p>
          </table:table-cell>
          <table:table-cell table:number-matrix-columns-spanned="1" table:number-matrix-rows-spanned="1" table:formula="oooc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ooc:=[.D6]-[.C6]" office:value-type="float" office:value="20">
            <text:p>20</text:p>
          </table:table-cell>
          <table:table-cell table:number-matrix-columns-spanned="1" table:number-matrix-rows-spanned="1" table:formula="oooc:=SUM(IF([.D9:.D285]*[.A9:.A285]=4;1;0))" office:value-type="float" office:value="23">
            <text:p>23</text:p>
          </table:table-cell>
          <table:table-cell table:number-matrix-columns-spanned="1" table:number-matrix-rows-spanned="1" table:formula="oooc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20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5-14T23:08:25</meta:creation-date>
    <dc:creator>David Siefker</dc:creator>
    <dc:date>2008-10-28T20:16:21</dc:date>
    <meta:editing-cycles>39</meta:editing-cycles>
    <meta:editing-duration>P11DT3H39M54S</meta:editing-duration>
    <meta:user-defined meta:name="Info 1"/>
    <meta:user-defined meta:name="Info 2"/>
    <meta:user-defined meta:name="Info 3"/>
    <meta:user-defined meta:name="Info 4"/>
    <meta:document-statistic meta:table-count="3" meta:cell-count="1605"/>
  </office:meta>
</office:document-meta>
</file>